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a1cc6" officeooo:paragraph-rsid="001a1cc6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af7b4" officeooo:paragraph-rsid="001af7b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c40d5" officeooo:paragraph-rsid="001c40d5" style:language-asian="zxx" style:country-asian="none" style:language-complex="zxx" style:country-complex="none"/>
    </style:style>
    <style:style style:name="T1" style:family="text">
      <style:text-properties officeooo:rsid="001a1cc6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d-class</text:p>
      <text:p text:style-name="P3"><text:tab/>codigo<text:tab/><text:tab/><text:tab/><text:tab/><text:tab/>css</text:p>
      <text:p text:style-name="P3">&lt;p id="EnNegrita"&gt; <text:s text:c="20"/><text:tab/>p#EnNegrita{...}</text:p>
      <text:p text:style-name="P3">&lt;p class="juan"&gt;<text:tab/><text:tab/><text:tab/>p.juan{...}</text:p>
      <text:p text:style-name="P1"/>
      <text:p text:style-name="P1"/>
      <text:p text:style-name="P1"/>
      <text:p text:style-name="P1"/>
      <text:p text:style-name="P4">font-size: ...px; <text:s text:c="12"/>--&gt; <text:s/>tamaño</text:p>
      <text:p text:style-name="P4">font-family: ... ;<text:tab/> <text:s/>--&gt; tipo de letra: (arial, serif...)</text:p>
      <text:p text:style-name="P4">font-style: ...;<text:tab/><text:tab/> <text:s/>--&gt; estilo letra: (italica[cursiva], negrita)</text:p>
      <text:p text:style-name="P1"/>
      <text:p text:style-name="P1">background-color: grey;</text:p>
      <text:p text:style-name="P1">margin: 10px 20px 40px 0px; <text:s text:c="7"/><text:span text:style-name="T1">(top right bottom left);</text:span></text:p>
      <text:p text:style-name="P2">margin-top: 10px ;</text:p>
      <text:p text:style-name="P2">margin-right: 20px ;</text:p>
      <text:p text:style-name="P2">margin-bottom: 40px ;</text:p>
      <text:p text:style-name="P2">margin-left: 0px ;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27:06.472178694</meta:creation-date>
    <dc:date>2023-01-12T11:28:14.682485539</dc:date>
    <meta:editing-duration>PT50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55" meta:character-count="431" meta:non-whitespace-character-count="339"/>
  </office:meta>
</office:document-meta>
</file>